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20f5" officeooo:paragraph-rsid="001920f5"/>
    </style:style>
    <style:style style:name="P2" style:family="paragraph" style:parent-style-name="Standard">
      <style:text-properties officeooo:rsid="00194ebe" officeooo:paragraph-rsid="00194ebe"/>
    </style:style>
    <style:style style:name="P3" style:family="paragraph" style:parent-style-name="Standard">
      <style:text-properties officeooo:rsid="001b79a3" officeooo:paragraph-rsid="001920f5"/>
    </style:style>
    <style:style style:name="P4" style:family="paragraph" style:parent-style-name="Standard">
      <style:text-properties officeooo:paragraph-rsid="001b79a3"/>
    </style:style>
    <style:style style:name="P5" style:family="paragraph" style:parent-style-name="Standard">
      <style:text-properties officeooo:rsid="001b79a3" officeooo:paragraph-rsid="001d1fa0"/>
    </style:style>
    <style:style style:name="T1" style:family="text">
      <style:text-properties officeooo:rsid="00194ebe"/>
    </style:style>
    <style:style style:name="T2" style:family="text">
      <style:text-properties officeooo:rsid="001a822a"/>
    </style:style>
    <style:style style:name="T3" style:family="text">
      <style:text-properties officeooo:rsid="001b79a3"/>
    </style:style>
    <style:style style:name="T4" style:family="text">
      <style:text-properties fo:font-variant="normal" fo:text-transform="none" fo:color="#333333" loext:opacity="100%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333333" loext:opacity="100%" style:font-name="Liberation Serif" fo:font-size="12pt" fo:letter-spacing="normal" fo:font-style="normal" fo:font-weight="normal" officeooo:rsid="001eef37" style:font-size-asian="12pt" style:font-size-complex="12pt"/>
    </style:style>
    <style:style style:name="T6" style:family="text">
      <style:text-properties fo:font-variant="normal" fo:text-transform="none" fo:color="#333333" loext:opacity="100%" style:font-name="Liberation Serif" fo:font-size="12pt" fo:letter-spacing="normal" fo:font-style="normal" fo:font-weight="normal" officeooo:rsid="001b79a3" style:font-size-asian="12pt" style:font-size-complex="12pt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8" style:family="text">
      <style:text-properties style:font-name="Liberation Serif" fo:font-size="12pt" style:font-size-asian="12pt" style:font-size-complex="12pt"/>
    </style:style>
    <style:style style:name="T9" style:family="text">
      <style:text-properties style:font-name="Liberation Serif" fo:font-size="12pt" officeooo:rsid="001b79a3" style:font-size-asian="12pt" style:font-size-complex="12pt"/>
    </style:style>
    <style:style style:name="T10" style:family="text">
      <style:text-properties officeooo:rsid="001e7246"/>
    </style:style>
    <style:style style:name="T11" style:family="text">
      <style:text-properties officeooo:rsid="001eef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eting agenda</text:p>
      <text:p text:style-name="P1"/>
      <text:p text:style-name="P1">This is the data:</text:p>
      <text:p text:style-name="P1"/>
      <text:p text:style-name="P1">From the remote sensing area:</text:p>
      <text:p text:style-name="P1">- Sentinel-1 (<text:span text:style-name="T3">VV</text:span>-VH)</text:p>
      <text:p text:style-name="P1">- Sentinel-2 (All the bands for the place?)</text:p>
      <text:p text:style-name="P1"/>
      <text:p text:style-name="P2">From Field:</text:p>
      <text:p text:style-name="P2">- Temperature</text:p>
      <text:p text:style-name="P2">- Humidity</text:p>
      <text:p text:style-name="Standard"><text:span text:style-name="T1">- Grow Grade-da</text:span>y: GDD are a measure of heat accumulation used by <text:a xlink:type="simple" xlink:href="https://en.wikipedia.org/wiki/Horticulture" text:style-name="Internet_20_link" text:visited-style-name="Visited_20_Internet_20_Link">horticulturists</text:a>, <text:a xlink:type="simple" xlink:href="https://en.wikipedia.org/wiki/Gardener" text:style-name="Internet_20_link" text:visited-style-name="Visited_20_Internet_20_Link">gardeners</text:a>, and <text:a xlink:type="simple" xlink:href="https://en.wikipedia.org/wiki/Farmer" text:style-name="Internet_20_link" text:visited-style-name="Visited_20_Internet_20_Link">farmers</text:a> to predict plant and animal development rates such as the date that a <text:a xlink:type="simple" xlink:href="https://en.wikipedia.org/wiki/Flower" text:style-name="Internet_20_link" text:visited-style-name="Visited_20_Internet_20_Link">flower</text:a> will bloom, an insect will emerge from dormancy, or a <text:a xlink:type="simple" xlink:href="https://en.wikipedia.org/wiki/Crop" text:style-name="Internet_20_link" text:visited-style-name="Visited_20_Internet_20_Link">crop</text:a> will reach maturity.</text:p>
      <text:p text:style-name="P1">- <text:span text:style-name="T2">Irrigation (Hours and Liters by month)</text:span></text:p>
      <text:p text:style-name="P1">- <text:span text:style-name="T2">Fertilizer (Kg/Ha of each fertilizer)</text:span></text:p>
      <text:p text:style-name="P1"/>
      <text:p text:style-name="P2">Statistic analysis:</text:p>
      <text:p text:style-name="P2">- Multicollinearity test: It is likely that the number of variables should be decreased since many must be correlated and because they can affect the process of creating the ML function.</text:p>
      <text:p text:style-name="P1"/>
      <text:p text:style-name="P1">- <text:span text:style-name="T2">Progress in the my to do list?</text:span></text:p>
      <text:p text:style-name="P1"/>
      <text:p text:style-name="P1">- <text:span text:style-name="T3">NDVI</text:span></text:p>
      <text:p text:style-name="P1">- <text:span text:style-name="T3">EVI</text:span></text:p>
      <text:p text:style-name="P1">- <text:span text:style-name="T3">GNDVI</text:span></text:p>
      <text:p text:style-name="P5"><text:span text:style-name="T8">- </text:span><text:bookmark text:name="normalized-difference-moisture-index-ndmi"/><text:span text:style-name="T7">NDWI</text:span><text:span text:style-name="T4"> </text:span>(20 meters) – Bi-linear resamplin (discuss)</text:p>
      <text:p text:style-name="P3"/>
      <text:p text:style-name="P4"><text:span text:style-name="T3">Try go for </text:span><text:span text:style-name="T10">1</text:span><text:span text:style-name="T3">0 m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ego alonso Alarcón Díaz</meta:initial-creator>
    <meta:creation-date>2021-06-28T15:48:10.281303564</meta:creation-date>
    <dc:date>2021-09-15T11:35:52.843210805</dc:date>
    <dc:creator>Diego alonso Alarcón Díaz</dc:creator>
    <meta:editing-duration>PT5H7M48S</meta:editing-duration>
    <meta:editing-cycles>5</meta:editing-cycles>
    <meta:generator>LibreOffice/7.0.2.2$Linux_X86_64 LibreOffice_project/00$Build-2</meta:generator>
    <meta:document-statistic meta:table-count="0" meta:image-count="0" meta:object-count="0" meta:page-count="1" meta:paragraph-count="19" meta:word-count="144" meta:character-count="817" meta:non-whitespace-character-count="691"/>
  </office:meta>
</office:document-meta>
</file>